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float" office:value="-0.18406" calcext:value-type="float">
            <text:p>-0.18406</text:p>
          </table:table-cell>
          <table:table-cell office:value-type="float" office:value="0.90409" calcext:value-type="float">
            <text:p>0.90409</text:p>
          </table:table-cell>
          <table:table-cell office:value-type="float" office:value="0.06967" calcext:value-type="float">
            <text:p>0.06967</text:p>
          </table:table-cell>
          <table:table-cell office:value-type="float" office:value="0.27127" calcext:value-type="float">
            <text:p>0.27127</text:p>
          </table:table-cell>
        </table:table-row>
        <table:table-row table:style-name="ro1">
          <table:table-cell table:number-columns-repeated="6"/>
          <table:table-cell office:value-type="float" office:value="0.01205" calcext:value-type="float">
            <text:p>0.01205</text:p>
          </table:table-cell>
          <table:table-cell office:value-type="float" office:value="1.02412" calcext:value-type="float">
            <text:p>1.02412</text:p>
          </table:table-cell>
          <table:table-cell office:value-type="float" office:value="0.09848" calcext:value-type="float">
            <text:p>0.09848</text:p>
          </table:table-cell>
          <table:table-cell office:value-type="float" office:value="0.26294" calcext:value-type="float">
            <text:p>0.26294</text:p>
          </table:table-cell>
        </table:table-row>
        <table:table-row table:style-name="ro1">
          <table:table-cell table:number-columns-repeated="6"/>
          <table:table-cell office:value-type="float" office:value="-0.09746" calcext:value-type="float">
            <text:p>-0.09746</text:p>
          </table:table-cell>
          <table:table-cell office:value-type="float" office:value="2.01841" calcext:value-type="float">
            <text:p>2.01841</text:p>
          </table:table-cell>
          <table:table-cell office:value-type="float" office:value="0.09844" calcext:value-type="float">
            <text:p>0.09844</text:p>
          </table:table-cell>
          <table:table-cell office:value-type="float" office:value="0.21193" calcext:value-type="float">
            <text:p>0.21193</text:p>
          </table:table-cell>
        </table:table-row>
        <table:table-row table:style-name="ro1">
          <table:table-cell table:number-columns-repeated="6"/>
          <table:table-cell office:value-type="float" office:value="0.0578" calcext:value-type="float">
            <text:p>0.0578</text:p>
          </table:table-cell>
          <table:table-cell office:value-type="float" office:value="2.08583" calcext:value-type="float">
            <text:p>2.08583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21166" calcext:value-type="float">
            <text:p>0.2116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table:formula="of:=EXP([.G2])-1" office:value-type="percentage" office:value="-0.168114110824103" calcext:value-type="percentage">
            <text:p>-17%</text:p>
          </table:table-cell>
          <table:table-cell table:style-name="ce1" table:formula="of:=EXP([.H2])-1" office:value-type="percentage" office:value="1.46968348820051" calcext:value-type="percentage">
            <text:p>147%</text:p>
          </table:table-cell>
          <table:table-cell table:style-name="ce1" table:formula="of:=EXP([.I2])-1" office:value-type="percentage" office:value="0.0721543119460497" calcext:value-type="percentage">
            <text:p>7%</text:p>
          </table:table-cell>
          <table:table-cell table:style-name="ce1" table:formula="of:=EXP([.J2])-1" office:value-type="percentage" office:value="0.31162916245387" calcext:value-type="percentage">
            <text:p>31%</text:p>
          </table:table-cell>
        </table:table-row>
        <table:table-row table:style-name="ro1">
          <table:table-cell table:number-columns-repeated="6"/>
          <table:table-cell table:style-name="ce1" table:formula="of:=EXP([.G3])-1" office:value-type="percentage" office:value="0.0121228937456326" calcext:value-type="percentage">
            <text:p>1%</text:p>
          </table:table-cell>
          <table:table-cell table:style-name="ce1" table:formula="of:=EXP([.H3])-1" office:value-type="percentage" office:value="1.78464389540743" calcext:value-type="percentage">
            <text:p>178%</text:p>
          </table:table-cell>
          <table:table-cell table:style-name="ce1" table:formula="of:=EXP([.I3])-1" office:value-type="percentage" office:value="0.103492334327005" calcext:value-type="percentage">
            <text:p>10%</text:p>
          </table:table-cell>
          <table:table-cell table:style-name="ce1" table:formula="of:=EXP([.J3])-1" office:value-type="percentage" office:value="0.300748671690028" calcext:value-type="percentage">
            <text:p>30%</text:p>
          </table:table-cell>
        </table:table-row>
        <table:table-row table:style-name="ro1">
          <table:table-cell table:number-columns-repeated="6"/>
          <table:table-cell table:style-name="ce1" table:formula="of:=EXP([.G4])-1" office:value-type="percentage" office:value="-0.0928613736248445" calcext:value-type="percentage">
            <text:p>-9%</text:p>
          </table:table-cell>
          <table:table-cell table:style-name="ce1" table:formula="of:=EXP([.H4])-1" office:value-type="percentage" office:value="6.52634852078876" calcext:value-type="percentage">
            <text:p>653%</text:p>
          </table:table-cell>
          <table:table-cell table:style-name="ce1" table:formula="of:=EXP([.I4])-1" office:value-type="percentage" office:value="0.103448195516414" calcext:value-type="percentage">
            <text:p>10%</text:p>
          </table:table-cell>
          <table:table-cell table:style-name="ce1" table:formula="of:=EXP([.J4])-1" office:value-type="percentage" office:value="0.23606135775504" calcext:value-type="percentage">
            <text:p>24%</text:p>
          </table:table-cell>
        </table:table-row>
        <table:table-row table:style-name="ro1">
          <table:table-cell table:number-columns-repeated="6"/>
          <table:table-cell table:style-name="ce1" table:formula="of:=EXP([.G5])-1" office:value-type="percentage" office:value="0.0595030739040325" calcext:value-type="percentage">
            <text:p>6%</text:p>
          </table:table-cell>
          <table:table-cell table:style-name="ce1" table:formula="of:=EXP([.H5])-1" office:value-type="percentage" office:value="7.05127126435383" calcext:value-type="percentage">
            <text:p>705%</text:p>
          </table:table-cell>
          <table:table-cell table:style-name="ce1" table:formula="of:=EXP([.I5])-1" office:value-type="percentage" office:value="0.126482560912219" calcext:value-type="percentage">
            <text:p>13%</text:p>
          </table:table-cell>
          <table:table-cell table:style-name="ce1" table:formula="of:=EXP([.J5])-1" office:value-type="percentage" office:value="0.235727666238828" calcext:value-type="percentage">
            <text:p>2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4:23:20.826064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w </meta:initial-creator>
    <meta:creation-date>2016-07-14T18:42:00.659016617</meta:creation-date>
    <dc:date>2016-07-21T14:25:06.099185813</dc:date>
    <dc:creator>Huw </dc:creator>
    <meta:editing-duration>PT1H6M5S</meta:editing-duration>
    <meta:editing-cycles>3</meta:editing-cycles>
    <meta:generator>LibreOffice/5.1.4.2$Linux_X86_64 LibreOffice_project/10m0$Build-2</meta:generator>
    <meta:document-statistic meta:table-count="1" meta:cell-count="32" meta:object-count="0"/>
  </office:meta>
</office:document-meta>
</file>